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.662cm" fo:min-width="0.214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family="Symbol" style:font-family-generic="roman" style:font-pitch="variable" style:font-charset="x-symbol" fo:font-size="18pt" style:font-size-asian="18pt" style:font-size-complex="18pt"/>
    </style:style>
    <style:style style:name="T1" style:family="text">
      <style:text-properties fo:font-family="'Times New Roman'"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family="Symbol" style:font-pitch="variable" style:font-charset="x-symbol"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family="Symbol" style:font-family-generic="roman" style:font-pitch="variable" style:font-charset="x-symbo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svg:x="2.24cm" svg:y="2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86cm" svg:height="0.971cm" svg:x="2.545cm" svg:y="3.008cm">
          <draw:text-box>
            <text:p><text:span text:style-name="T1">y</text:span></text:p>
          </draw:text-box>
        </draw:frame>
        <draw:custom-shape draw:style-name="gr1" draw:text-style-name="P1" xml:id="id2" draw:id="id2" draw:layer="layout" svg:width="1.27cm" svg:height="1.27cm" svg:x="5.49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32cm" svg:height="1.03cm" svg:x="5.701cm" svg:y="4.949cm">
          <draw:text-box>
            <text:p><text:span text:style-name="T2">q</text:span></text:p>
          </draw:text-box>
        </draw:frame>
        <draw:custom-shape draw:style-name="gr1" draw:text-style-name="P1" xml:id="id3" draw:id="id3" draw:layer="layout" svg:width="1.27cm" svg:height="1.27cm" svg:x="2.228cm" svg:y="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34cm" svg:height="1.03cm" svg:x="2.433cm" svg:y="6.708cm">
          <draw:text-box>
            <text:p><text:span text:style-name="T3">y</text:span></text:p>
          </draw:text-box>
        </draw:frame>
        <draw:connector draw:style-name="gr4" draw:text-style-name="P1" draw:layer="layout" draw:type="line" svg:x1="3.51cm" svg:y1="3.524cm" svg:x2="5.682cm" svg:y2="5.016cm" draw:start-shape="id1" draw:start-glue-point="10" draw:end-shape="id2" draw:end-glue-point="5" svg:d="m3510 3524 2172 1492">
          <text:p/>
        </draw:connector>
        <draw:connector draw:style-name="gr4" draw:text-style-name="P1" draw:layer="layout" draw:type="line" svg:x1="3.498cm" svg:y1="7.324cm" svg:x2="5.682cm" svg:y2="5.914cm" draw:start-shape="id3" draw:start-glue-point="10" draw:end-shape="id2" draw:end-glue-point="7" svg:d="m3498 7324 2184-14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che </meta:initial-creator>
    <meta:creation-date>2015-12-04T14:48:31.721316019</meta:creation-date>
    <meta:generator>OpenOffice/4.0.1$Win32 OpenOffice.org_project/401m5$Build-9714</meta:generator>
    <dc:date>2015-12-23T20:37:22.62</dc:date>
    <dc:creator>Alexis Roche</dc:creator>
    <meta:editing-duration>PT9H34M43S</meta:editing-duration>
    <meta:editing-cycles>31</meta:editing-cycles>
    <meta:document-statistic meta:object-count="8"/>
  </office:meta>
</office:document-meta>
</file>